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pt" fo:country="BR" officeooo:rsid="000bdf77" officeooo:paragraph-rsid="000bdf77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pt" fo:country="BR" officeooo:rsid="000d0f67" officeooo:paragraph-rsid="000d0f67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pt" fo:country="BR" officeooo:rsid="0012ac42" officeooo:paragraph-rsid="0012ac42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pt" fo:country="BR" officeooo:rsid="00155b44" officeooo:paragraph-rsid="00155b44" style:font-size-asian="12pt" style:font-size-complex="12pt"/>
    </style:style>
    <style:style style:name="T1" style:family="text">
      <style:text-properties officeooo:rsid="000bdf77"/>
    </style:style>
    <style:style style:name="T2" style:family="text">
      <style:text-properties officeooo:rsid="0010cd80"/>
    </style:style>
    <style:style style:name="T3" style:family="text">
      <style:text-properties officeooo:rsid="00112d0a"/>
    </style:style>
    <style:style style:name="T4" style:family="text">
      <style:text-properties officeooo:rsid="0013878e"/>
    </style:style>
    <style:style style:name="T5" style:family="text">
      <style:text-properties officeooo:rsid="001757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soa:</text:p>
      <text:p text:style-name="P1">Uma pessoa <text:span text:style-name="T3">pode participar de uma atividade </text:span>pode ser um funcionário, voluntário, aprendiz ou aluno. Todos eles têm, em comum, os seguintes atributos: CPF (identificador), RG, nome, data de nascimento, naturalidade, e-mail, telefone fixo e celular (opcionais?).</text:p>
      <text:p text:style-name="P1"/>
      <text:p text:style-name="P1">Funcionário:</text:p>
      <text:p text:style-name="P1">Funcionário da PUC, tendo como atributo sua função, podendo haver somente uma.</text:p>
      <text:p text:style-name="P1"/>
      <text:p text:style-name="P1">Voluntário:</text:p>
      <text:p text:style-name="P1">Voluntário pela PUC que também tem como atributo a função, além da matrícula da PUC, o curso da PUC e o endereço completo (rua, número, complemento, bairro, cidade, UF e CEP).</text:p>
      <text:p text:style-name="P1"/>
      <text:p text:style-name="P1">Aprendiz:</text:p>
      <text:p text:style-name="P2"><text:span text:style-name="T2">O aprendiz é oriundo de uma instituição, tendo como atributo um vínculo com a mesma, e n</text:span>ão faz parte da PUC, mas tem um ou mais trabalhos a serem realizados na PUC e faz parte de somente um departamento, podendo ser mudado no futuro. Tem também um atributo de dificuldade, podendo haver nenhuma, uma ou mais de uma. Uma dificuldade tem um nome e identifica se aquele aprendiz está em apoio nela ou não. Além disso, o aprendiz tem endereço completo <text:span text:style-name="T1">(rua, número, complemento, bairro, cidade, UF e CEP), </text:span>nome do responsável, telefone do responsável, profissão do responsável e CPF do responsável.</text:p>
      <text:p text:style-name="P2"/>
      <text:p text:style-name="P2">Aluno:</text:p>
      <text:p text:style-name="P2"><text:span text:style-name="T2">O aluno também é oriundo de uma instituição, tendo como atributo um vínculo com a mesma, e t</text:span>ambém não faz parte da PUC, mas tem como atributo o curso atual dele (em termos de disciplina, ex: matemática, física). Tem também um atributo de dificuldade, podendo haver nenhuma, uma ou mais de uma. Uma dificuldade tem um nome e identifica se aquele aluno está em apoio nela ou não. Além disso, o aluno tem endereço completo <text:span text:style-name="T1">(rua, número, complemento, bairro, cidade, UF e CEP), </text:span>nome do responsável, telefone do responsável, profissão do responsável e CPF do responsável.</text:p>
      <text:p text:style-name="P2"/>
      <text:p text:style-name="P3">Instituição:</text:p>
      <text:p text:style-name="P3">É a instituição de onde vem os aprendizes e os alunos, tendo como atributos o nome, e-mail e telefone fixo. <text:span text:style-name="T4">É necessário nome, e-mail e telefone do responsável? Se sim, telefone fixo?</text:span></text:p>
      <text:p text:style-name="P3"/>
      <text:p text:style-name="P3">Atividade:</text:p>
      <text:p text:style-name="P3">Uma atividade ocorre em uma instituição e qualquer pessoa pode participar de uma atividade, seja a pessoa um funcionário, voluntário, aprendiz ou aluno. A atividade pode ser um projeto, estágio, aula ou evento. Todas elas têm, em comum, os seguintes atributos: nome, data de início, data de fim, horário de início e horário de fim (se houver).</text:p>
      <text:p text:style-name="P3"/>
      <text:p text:style-name="P3">Projeto:</text:p>
      <text:p text:style-name="P3">Tem uma descrição e o número de aprendizes e alunos presentes.</text:p>
      <text:p text:style-name="P3"/>
      <text:p text:style-name="P3">Estágio:</text:p>
      <text:p text:style-name="P3">Tem o local (pode ser um laboratório específico de alguma instituição, por exemplo) e a carga horária.</text:p>
      <text:p text:style-name="P3"/>
      <text:p text:style-name="P3">Aula:</text:p>
      <text:p text:style-name="P3">Tem o conteúdo dado da aula.</text:p>
      <text:p text:style-name="P3"/>
      <text:p text:style-name="P3"/>
      <text:p text:style-name="P3"><text:soft-page-break/>Evento:</text:p>
      <text:p text:style-name="P3">Tem uma descrição e o número de aprendizes e alunos presentes.</text:p>
      <text:p text:style-name="P3"/>
      <text:p text:style-name="P3">- - - - - - - - - -</text:p>
      <text:p text:style-name="P3"/>
      <text:p text:style-name="P4">Itens para rever:</text:p>
      <text:p text:style-name="P4">- Confirmar o que é o trabalho do aprendiz</text:p>
      <text:p text:style-name="P4">- É preciso haver um atributo como uma data de desligamento do aluno do programa?</text:p>
      <text:p text:style-name="P4">- Quem administra a aula, deve virar atributo? <text:span text:style-name="T5">Uma aula pode ter mais de um vountario?</text:span></text:p>
      <text:p text:style-name="P4">- Não há nada sobre estágio nos documentos antigos, o que fazer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2:39:58.982000000</meta:creation-date>
    <dc:date>2018-08-15T16:20:45.654000000</dc:date>
    <meta:editing-duration>PT25M37S</meta:editing-duration>
    <meta:editing-cycles>4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28" meta:word-count="488" meta:character-count="2857" meta:non-whitespace-character-count="2397"/>
  </office:meta>
</office:document-meta>
</file>